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Recorder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Recorder.TextRec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Recorder.getAll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Recorder.characters( char ary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